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工作表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工作表1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工作表1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Account Reports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Default"/>
          <table:table-cell table:style-name="ce1" table:number-columns-repeated="1015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9"/>
          <table:table-cell table:style-name="ce10" table:number-columns-repeated="2"/>
          <table:table-cell table:style-name="ce12"/>
          <table:table-cell table:style-name="ce14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7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9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9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00／00／00</text:date>, <text:time style:data-style-name="N2" text:time-value="0000-00-00T00:00:01.50726361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1T14:20:00.600000000</dc:date>
    <meta:editing-duration>P1DT6H57M12S</meta:editing-duration>
    <meta:editing-cycles>796</meta:editing-cycles>
    <meta:generator>LibreOffice/4.1.1.2$Windows_x86 LibreOffice_project/7e4286b58adc75a14f6d83f53a03b6c11fa2903</meta:generator>
    <dc:creator>nan sun</dc:creator>
    <meta:document-statistic meta:table-count="1" meta:cell-count="26" meta:object-count="2"/>
  </office:meta>
</office:document-meta>
</file>